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25-01-09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24-02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23-01-10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21-12-0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20-12-1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9-12-0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9-02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7-12-12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7-02-0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6-02-0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5-02-1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3-12-10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3-01-3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1-12-09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0-12-2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10-01-13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8-12-1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8-01-2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6-12-2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5-12-2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5-01-0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4-01-20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3-01-13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2-01-0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43095053301</text:p>
          </table:table-cell>
          <table:table-cell office:value-type="string" calcext:value-type="string">
            <text:p>2001-01-2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